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es des questions à poser après lecture du cahier des charges</text:p>
      <text:p text:style-name="Standard"/>
      <text:p text:style-name="Standard">Page2 les cyber-bases emploi</text:p>
      <text:p text:style-name="Standard"/>
      <text:list xml:id="list311366458598061050" text:style-name="L1">
        <text:list-item>
          <text:p text:style-name="P1">« Évaluation précise » des visites, visiteurs, et usages : quelles est la liste exactes des éléments que vous souhaitez évaluer ? Sur quel(s) critère(s) ?</text:p>
        </text:list-item>
        <text:list-item>
          <text:p text:style-name="P1">« Gestion de l'utilisation des postes » : quelle est la liste exacte des détails d'utilisation des postes que vous souhaitez gérer ?</text:p>
          <text:p text:style-name="P1">Vous spécifiez l'attribution, le décompte du temps, la libération, y en a t-il d'autres ?</text:p>
        </text:list-item>
      </text:list>
      <text:p text:style-name="Standard"/>
      <text:p text:style-name="Standard">Page 3 Calendrier</text:p>
      <text:p text:style-name="Standard"><text:s/>- Quel est le calendrier du projet, les dates qui nous ont été données datent de l'année dernière.</text:p>
      <text:p text:style-name="Standard"/>
      <text:p text:style-name="Standard"/>
      <text:p text:style-name="Standard"/>
      <text:p text:style-name="Standard">Page 5 Présentation du projet</text:p>
      <text:p text:style-name="Standard"/>
      <text:list xml:id="list2403966010697170849" text:style-name="L2">
        <text:list-item>
          <text:p text:style-name="P2">Vous spécifiez une liste des activités possibles sur les ordinateurs mis à disposition. Les « ,,, » supposent que certaines n'ont pas été mentionnées. Pouvez-vous fournir une liste complète de ses activités ? Souhaitez-vous par ailleurs qu'il soit possible d'ajouter des activités possibles dans notre application ?</text:p>
        </text:list-item>
      </text:list>
      <text:p text:style-name="Standard"/>
      <text:p text:style-name="Standard">Page 6 Objectifs</text:p>
      <text:p text:style-name="Standard"/>
      <text:list xml:id="list8279113973855423422" text:style-name="L3">
        <text:list-item>
          <text:p text:style-name="P3">Auriez-vous une source officielle sur l'obligation juridique EPN ?</text:p>
        </text:list-item>
        <text:list-item>
          <text:p text:style-name="P3">Qu'entendez-vous par « évaluation précise » ?</text:p>
          <text:p text:style-name="P3">Quels sont les critères d'évaluation que vous souhaitez mettre en place ?</text:p>
          <text:p text:style-name="P3">Vous mentionnez notamment des analyses par mois, par semaine, par jour. Comment définissez-vous ces données ? (Du 1er au 31, du lundi au vendredi?)</text:p>
        </text:list-item>
      </text:list>
      <text:p text:style-name="Standard"/>
      <text:p text:style-name="Standard"><text:tab/>A qui s'adresse l'outil</text:p>
      <text:p text:style-name="Standard"><text:tab/>Y aura t-il des limitation d'accès et d'action selon les statuts des professionnels ? Les animateurs, les chargés de projet, les assistant(e)s de site de la maison de l'emploi, et les chargés de l'accueil auront-ils les mêmes droit s sur l'outil ? Si non, pouvez-vous me spécifier les différences ?</text:p>
      <text:p text:style-name="Standard"/>
      <text:p text:style-name="Standard"><text:tab/>Accès à l'outil</text:p>
      <text:p text:style-name="Standard"><text:tab/>Le compte administrateur pourra gérer l'ensemble des utilisateurs. Qu'entendez-vous par « utilisateurs » ? S'agit-il des professionnels uniquement ? Ou bien peut-il agir aussi sur les informations des usagers qui viennent à la maison de l'emploi ?</text:p>
      <text:p text:style-name="Standard"/>
      <text:p text:style-name="Standard"/>
      <text:p text:style-name="Standard"><text:tab/>Fiches usagers </text:p>
      <text:list xml:id="list8357857750592857586" text:style-name="L4">
        <text:list-item>
          <text:p text:style-name="P4">Il est prévu que le quartier défini dans la fiche usager soit choisi parmi une liste d'une vingtaine. Cette liste est-elle susceptible de changer? Sinon, pouvez-vous nous faire parvenir une liste complète de ces quartiers ?</text:p>
        </text:list-item>
      </text:list>
      <text:p text:style-name="Standard"/>
      <text:p text:style-name="Standard">Page 7 Gestion des salles</text:p>
      <text:list xml:id="list624536034771144107" text:style-name="L5">
        <text:list-item>
          <text:p text:style-name="P5">Qu'entendez-vous par création de salle ? Supposez-vous que les ordinateurs sont regroupés en salles ? Cela suppose t-il la possibilité d'ajouter / supprimer des salles et des ordinateurs ?</text:p>
        </text:list-item>
      </text:list>
      <text:p text:style-name="Standard"/>
      <text:p text:style-name="Standard">Page 8 Développement</text:p>
      <text:list xml:id="list1748929863617763232" text:style-name="L6">
        <text:list-item>
          <text:p text:style-name="P6">Un des outils souhaités est l'accès à la liste des animateurs ? L'objectif de cette <text:soft-page-break/>fonctionnalité est-il seulement de la consulter ? Ou souhaitez-vous pouvoir réaliser d'autres actions (modification, suppression) ?</text:p>
        </text:list-item>
      </text:list>
      <text:p text:style-name="Standard"><text:tab/>Qui aura accès à cette liste ? Est-ce limité à l'administrateur, ou les animateurs ont-ils aussi accès à cette liste ?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1T12:24:19.56</meta:creation-date>
    <dc:date>2015-04-21T17:02:32.22</dc:date>
    <meta:editing-duration>PT2H41M1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26" meta:word-count="439" meta:character-count="2679"/>
  </office:meta>
</office:document-meta>
</file>